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duction2002" svg:font-family="Abduction2002" style:font-pitch="variable"/>
    <style:font-face style:name="DejaVu Sans" svg:font-family="'DejaVu Sans'" style:font-family-generic="system" style:font-pitch="variable"/>
    <style:font-face style:name="Dot Matrix" svg:font-family="'Dot Matrix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2.29cm" fo:min-width="7.12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7.12cm" loext:decorative="false"/>
    </style:style>
    <style:style style:name="gr3" style:family="graphic" style:parent-style-name="standard">
      <style:graphic-properties draw:fill-color="#f10d0c" draw:opacity="100%" draw:opacity-name="" draw:textarea-horizontal-align="justify" draw:textarea-vertical-align="middle" draw:auto-grow-height="false" fo:min-height="2.29cm" fo:min-width="7.12cm" loext:decorative="false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svg:stroke-opacity="100%" draw:fill="none" loext:fill-use-slide-background="false" draw:textarea-horizontal-align="justify" draw:textarea-vertical-align="middle" draw:auto-grow-height="false" fo:min-height="7.37cm" fo:min-width="7.12cm" fo:padding-top="0.142cm" fo:padding-bottom="0.142cm" fo:padding-left="0.267cm" fo:padding-right="0.267cm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47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9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9cm" fo:min-width="0cm" loext:decorative="false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10d0c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66pt" style:font-size-asian="66pt" style:font-size-complex="6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66pt" style:font-size-asian="66pt" style:font-size-complex="66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Abduction2002" fo:font-size="66pt" fo:font-weight="normal" style:font-size-asian="66pt" style:font-size-complex="66pt"/>
    </style:style>
    <style:style style:name="T2" style:family="text">
      <style:text-properties style:font-name="Dot Matrix" fo:font-size="20pt" fo:font-weight="normal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svg:x="5.445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2.54cm" svg:x="5.445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2.54cm" svg:x="5.445cm" svg:y="13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7.62cm" svg:x="5.445cm" svg:y="7.9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302cm" svg:height="2.397cm" svg:x="5.645cm" svg:y="10.842cm">
          <draw:text-box>
            <text:p text:style-name="P5"><text:span text:style-name="T1">09:38</text:span></text:p>
          </draw:text-box>
        </draw:frame>
        <draw:frame draw:style-name="gr6" draw:text-style-name="P8" draw:layer="layout" svg:width="7.62cm" svg:height="2.54cm" svg:x="5.445cm" svg:y="13.165cm">
          <draw:text-box>
            <text:p text:style-name="P7"><text:span text:style-name="T2">Saturday</text:span></text:p>
            <text:p text:style-name="P7"><text:span text:style-name="T2">December 13, 2025</text:span></text:p>
            <text:p text:style-name="P7"><text:span text:style-name="T2">Batt. 100% <text:s text:c="4"/>NoBT</text:span></text:p>
          </draw:text-box>
        </draw:frame>
        <draw:frame draw:style-name="gr7" draw:text-style-name="P8" draw:layer="layout" svg:width="7.62cm" svg:height="2.54cm" svg:x="5.445cm" svg:y="8.085cm">
          <draw:text-box>
            <text:p text:style-name="P7"><text:span text:style-name="T2">Clear, Sunny</text:span></text:p>
            <text:p text:style-name="P7"><text:span text:style-name="T2">34 F</text:span></text:p>
            <text:p text:style-name="P7"><text:span text:style-name="T2">Today 19 / 36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duction2002" svg:font-family="Abduction2002" style:font-pitch="variable"/>
    <style:font-face style:name="DejaVu Sans" svg:font-family="'DejaVu Sans'" style:font-family-generic="system" style:font-pitch="variable"/>
    <style:font-face style:name="Dot Matrix" svg:font-family="'Dot Matrix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08:17:31.565788496</meta:creation-date>
    <dc:date>2025-12-13T08:41:48.526594144</dc:date>
    <meta:editing-duration>PT9M48S</meta:editing-duration>
    <meta:editing-cycles>3</meta:editing-cycles>
    <meta:generator>LibreOffice/24.2.7.2$Linux_X86_64 LibreOffice_project/420$Build-2</meta:generator>
    <meta:document-statistic meta:object-count="7"/>
  </office:meta>
</office:document-meta>
</file>